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1986in" table:align="left"/>
    </style:style>
    <style:style style:name="Table1.A" style:family="table-column">
      <style:table-column-properties style:column-width="1.3153in"/>
    </style:style>
    <style:style style:name="Table1.B" style:family="table-column">
      <style:table-column-properties style:column-width="1.883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🚀 TÀI LIỆU: Deploy Backend Node.js lên Railway</text:h>
      <text:h text:style-name="Heading_20_2" text:outline-level="2">🎯 Mục tiêu</text:h>
      <text:p text:style-name="Text_20_body">Deploy backend Node.js (Express) lên cloud để:</text:p>
      <text:list text:style-name="L1">
        <text:list-item>
          <text:p text:style-name="P4">frontend (Vercel) gọi API </text:p>
        </text:list-item>
        <text:list-item>
          <text:p text:style-name="P3">lưu dữ liệu vào MongoDB Atlas</text:p>
        </text:list-item>
      </text:list>
      <text:p text:style-name="Standard">🧱 Kiến trúc tổng thể</text:p>
      <text:p text:style-name="Standard">Frontend (Vercel)</text:p>
      <text:p text:style-name="Standard"><text:s text:c="8"/>↓</text:p>
      <text:p text:style-name="Standard">Backend (Railway)</text:p>
      <text:p text:style-name="Standard"><text:s text:c="8"/>↓</text:p>
      <text:p text:style-name="Standard">Database (MongoDB Atlas)</text:p>
      <text:h text:style-name="Heading_20_1" text:outline-level="1">🪜 BƯỚC 1: Chuẩn bị project</text:h>
      <text:h text:style-name="Heading_20_2" text:outline-level="2">1.1 Backend phải chạy local OK</text:h>
      <text:p text:style-name="P2">npm install<text:line-break/>npm start</text:p>
      <text:p text:style-name="Standard">1.2 package.json phải có</text:p>
      <text:p text:style-name="Standard">"scripts": {</text:p>
      <text:p text:style-name="Standard"><text:s text:c="2"/>"start": "node server.js"</text:p>
      <text:p text:style-name="Standard">}</text:p>
      <text:h text:style-name="Heading_20_2" text:outline-level="2">1.3 server phải dùng PORT env</text:h>
      <text:p text:style-name="Standard">const PORT = process.env.PORT || 3000;</text:p>
      <text:p text:style-name="Standard"/>
      <text:p text:style-name="Standard">🪜 BƯỚC 2: Push code lên GitHub</text:p>
      <text:p text:style-name="Standard"/>
      <text:p text:style-name="Standard">git add .</text:p>
      <text:p text:style-name="Standard">git commit -m "prepare for deploy"</text:p>
      <text:p text:style-name="Standard">git push origin main</text:p>
      <text:p text:style-name="Standard"/>
      <text:h text:style-name="Heading_20_1" text:outline-level="1">🪜 BƯỚC 3: Tạo project trên Railway</text:h>
      <text:list text:style-name="L2">
        <text:list-item>
          <text:p text:style-name="P6">Vào 👉 <text:a xlink:type="simple" xlink:href="https://railway.app/" office:target-frame-name="_new" xlink:show="replace" text:style-name="Internet_20_link" text:visited-style-name="Visited_20_Internet_20_Link">https://railway.app</text:a> </text:p>
        </text:list-item>
        <text:list-item>
          <text:p text:style-name="P6">Login bằng GitHub </text:p>
        </text:list-item>
        <text:list-item>
          <text:p text:style-name="P6">Bấm 👉 <text:span text:style-name="Strong_20_Emphasis">New Project</text:span> </text:p>
        </text:list-item>
        <text:list-item>
          <text:p text:style-name="P6">Chọn 👉 <text:span text:style-name="Strong_20_Emphasis">Deploy from GitHub repo</text:span> </text:p>
        </text:list-item>
        <text:list-item>
          <text:p text:style-name="P5">Chọn repo project</text:p>
        </text:list-item>
      </text:list>
      <text:h text:style-name="Heading_20_1" text:outline-level="1"><text:soft-page-break/>🪜 BƯỚC 4: Deploy lần đầu</text:h>
      <text:p text:style-name="Text_20_body">👉 Railway sẽ tự:</text:p>
      <text:list text:style-name="L3">
        <text:list-item>
          <text:p text:style-name="P8">install dependencies </text:p>
        </text:list-item>
        <text:list-item>
          <text:p text:style-name="P8">build project </text:p>
        </text:list-item>
        <text:list-item>
          <text:p text:style-name="P7">start server </text:p>
        </text:list-item>
      </text:list>
      <text:h text:style-name="Heading_20_1" text:outline-level="1">🪜 BƯỚC 5: Thêm biến môi trường (ENV)</text:h>
      <text:p text:style-name="Text_20_body">Vào:</text:p>
      <text:p text:style-name="Text_20_body">👉 <text:span text:style-name="Strong_20_Emphasis">Service → Variables</text:span></text:p>
      <text:p text:style-name="Text_20_body">Thêm:</text:p>
      <text:p text:style-name="Standard">MONGODB_URI=your_mongodb_connection_string<text:line-break/>NODE_ENV=production<text:line-break/>CORS_ORIGIN=<text:a xlink:type="simple" xlink:href="https://your-frontend.vercel.app/" text:style-name="Internet_20_link" text:visited-style-name="Visited_20_Internet_20_Link">https://your-frontend.vercel.app</text:a>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Biến</text:p>
            </table:table-cell>
            <table:table-cell table:style-name="Table1.A1" office:value-type="string">
              <text:p text:style-name="Table_20_Heading">Ý nghĩa</text:p>
            </table:table-cell>
          </table:table-row>
        </table:table-header-rows>
        <table:table-row>
          <table:table-cell table:style-name="Table1.A1" office:value-type="string">
            <text:p text:style-name="Table_20_Contents">MONGODB_URI</text:p>
          </table:table-cell>
          <table:table-cell table:style-name="Table1.A1" office:value-type="string">
            <text:p text:style-name="Table_20_Contents">kết nối database</text:p>
          </table:table-cell>
        </table:table-row>
        <table:table-row>
          <table:table-cell table:style-name="Table1.A1" office:value-type="string">
            <text:p text:style-name="Table_20_Contents">NODE_ENV</text:p>
          </table:table-cell>
          <table:table-cell table:style-name="Table1.A1" office:value-type="string">
            <text:p text:style-name="Table_20_Contents">chế độ production</text:p>
          </table:table-cell>
        </table:table-row>
        <table:table-row>
          <table:table-cell table:style-name="Table1.A1" office:value-type="string">
            <text:p text:style-name="Table_20_Contents">CORS_ORIGIN</text:p>
          </table:table-cell>
          <table:table-cell table:style-name="Table1.A1" office:value-type="string">
            <text:p text:style-name="Table_20_Contents">cho phép frontend gọi API</text:p>
          </table:table-cell>
        </table:table-row>
      </table:table>
      <text:p text:style-name="Standard"/>
      <text:h text:style-name="Heading_20_1" text:outline-level="1">🪜 BƯỚC 6: Apply &amp; Redeploy</text:h>
      <text:p text:style-name="Text_20_body">👉 Bấm:</text:p>
      <text:p text:style-name="Text_20_body">👉 <text:span text:style-name="Strong_20_Emphasis">Deploy</text:span></text:p>
      <text:p text:style-name="Text_20_body">👉 để:</text:p>
      <text:list text:style-name="L4">
        <text:list-item>
          <text:p text:style-name="P10">load ENV </text:p>
        </text:list-item>
        <text:list-item>
          <text:p text:style-name="P9">restart server </text:p>
        </text:list-item>
      </text:list>
      <text:p text:style-name="Horizontal_20_Line"/>
      <text:h text:style-name="Heading_20_1" text:outline-level="1">🪜 BƯỚC 7: Generate Domain</text:h>
      <text:p text:style-name="Text_20_body">Vào:</text:p>
      <text:p text:style-name="Text_20_body">👉 <text:span text:style-name="Strong_20_Emphasis">Settings → Networking</text:span></text:p>
      <text:p text:style-name="Text_20_body">👉 Bấm:</text:p>
      <text:p text:style-name="Text_20_body">👉 <text:span text:style-name="Strong_20_Emphasis">Generate Domain</text:span></text:p>
      <text:p text:style-name="Standard">👉 Kết quả</text:p>
      <text:p text:style-name="P1"><text:a xlink:type="simple" xlink:href="https://your-app.up.railway.app/" text:style-name="Internet_20_link" text:visited-style-name="Visited_20_Internet_20_Link">https://your-app.up.railway.app</text:a></text:p>
      <text:p text:style-name="P1"/>
      <text:p text:style-name="P1"><text:soft-page-break/>👉 Đây là backend URL</text:p>
      <text:p text:style-name="Standard">🪜 BƯỚC 8: Test backend</text:p>
      <text:p text:style-name="Standard"/>
      <text:h text:style-name="Heading_20_1" text:outline-level="1">🪜 BƯỚC 9: Nối frontend</text:h>
      <text:p text:style-name="Standard">// src/scripts/app-config.js</text:p>
      <text:p text:style-name="Standard">window.EFL_CONFIG = {</text:p>
      <text:p text:style-name="Standard"><text:s text:c="2"/>API_BASE_URL: "https://your-app.up.railway.app",</text:p>
      <text:p text:style-name="Standard">};</text:p>
      <text:p text:style-name="Standard"/>
      <text:h text:style-name="Heading_20_1" text:outline-level="1">🪜 BƯỚC 10: Deploy lại frontend</text:h>
      <text:p text:style-name="Standard">git add .</text:p>
      <text:p text:style-name="Standard">git commit -m "connect frontend to backend"</text:p>
      <text:p text:style-name="Standard">git push origin main</text:p>
      <text:p text:style-name="Standard"/>
      <text:h text:style-name="Heading_20_1" text:outline-level="1">🧪 BƯỚC 11: Test full hệ thống</text:h>
      <text:list text:style-name="L5">
        <text:list-item>
          <text:p text:style-name="P12">mở web Vercel </text:p>
        </text:list-item>
        <text:list-item>
          <text:p text:style-name="P12">submit form </text:p>
        </text:list-item>
        <text:list-item>
          <text:p text:style-name="P12">kiểm tra: </text:p>
          <text:list>
            <text:list-item>
              <text:p text:style-name="P12">không lỗi </text:p>
            </text:list-item>
            <text:list-item>
              <text:p text:style-name="P12">backend nhận request </text:p>
            </text:list-item>
            <text:list-item>
              <text:p text:style-name="P11">MongoDB có dữ liệu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1T17:05:45.084469807</meta:creation-date>
    <dc:date>2026-03-21T17:09:07.371147924</dc:date>
    <meta:editing-duration>PT3M22S</meta:editing-duration>
    <meta:editing-cycles>1</meta:editing-cycles>
    <meta:document-statistic meta:table-count="1" meta:image-count="0" meta:object-count="0" meta:page-count="3" meta:paragraph-count="79" meta:word-count="295" meta:character-count="1646" meta:non-whitespace-character-count="1413"/>
    <meta:generator>LibreOffice/24.2.7.2$Linux_X86_64 LibreOffice_project/420$Build-2</meta:generator>
  </office:meta>
</office:document-meta>
</file>